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 style:parent-style-name="Caption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" style:family="paragraph" style:parent-style-name="Heading_20_1" style:list-style-name="Numbering_20_1"/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8" style:family="paragraph" style:parent-style-name="Standard">
      <style:paragraph-properties fo:margin-left="0cm" fo:margin-right="0cm" fo:text-indent="1.249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Illustration">
      <style:paragraph-properties fo:text-align="center" style:justify-single-word="false"/>
    </style:style>
    <style:style style:name="P11" style:family="paragraph">
      <style:paragraph-properties fo:text-align="center"/>
      <style:text-properties fo:font-size="24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text-align="justify" style:writing-mode="lr-tb"/>
    </style:style>
    <style:style style:name="T1" style:family="text">
      <style:text-properties style:use-window-font-color="true" style:font-name="Helvetic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none" draw:stroke-dash="Dash_20_28" svg:stroke-width="0.004cm" svg:stroke-color="#000000" svg:stroke-opacity="100%" draw:stroke-linejoin="round" draw:fill="none" draw:fill-color="#ffffff" draw:fill-gradient-name="Gradient_20_7" draw:gradient-step-count="0" draw:fill-hatch-name="Hatch_20_31" draw:fill-hatch-solid="tru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 style:run-through="foreground"/>
    </style:style>
    <style:style style:name="gr3" style:family="graphic">
      <style:graphic-properties draw:stroke="solid" svg:stroke-width="0.035cm" svg:stroke-color="#000000" draw:fill="solid" draw:fill-color="#c0c0c0" draw:textarea-horizontal-align="center" draw:textarea-vertical-align="middle" fo:padding-top="0.018cm" fo:padding-bottom="0.018cm" fo:padding-left="0.018cm" fo:padding-right="0.018cm" draw:shadow="hidden" style:run-through="foreground"/>
    </style:style>
    <style:style style:name="gr4" style:family="graphic">
      <style:graphic-properties draw:stroke="solid" svg:stroke-width="0.026cm" svg:stroke-color="#000000" draw:fill="solid" draw:fill-color="#ff9900" draw:opacity="20%" draw:auto-grow-height="false" draw:auto-grow-width="false" fo:padding-top="0.127cm" fo:padding-bottom="0.127cm" fo:padding-left="0.254cm" fo:padding-right="0.254cm" draw:shadow="hidden" style:run-through="foreground"/>
    </style:style>
    <style:style style:name="gr5" style:family="graphic">
      <style:graphic-properties draw:stroke="solid" svg:stroke-width="0.026cm" svg:stroke-color="#000000" draw:fill="solid" draw:fill-color="#000080" draw:opacity="30%" draw:auto-grow-height="false" draw:auto-grow-width="false" fo:padding-top="0.127cm" fo:padding-bottom="0.127cm" fo:padding-left="0.254cm" fo:padding-right="0.254cm" draw:shadow="hidden" style:run-through="foreground"/>
    </style:style>
    <style:style style:name="gr6" style:family="graphic">
      <style:graphic-properties draw:stroke="solid" svg:stroke-width="0.026cm" svg:stroke-color="#000000" draw:fill="solid" draw:fill-color="#008080" draw:opacity="40%" draw:auto-grow-height="false" draw:auto-grow-width="false" fo:padding-top="0.127cm" fo:padding-bottom="0.127cm" fo:padding-left="0.254cm" fo:padding-right="0.254cm" draw:shadow="hidden" style:run-through="foreground"/>
    </style:style>
    <style:style style:name="gr7" style:family="graphic">
      <style:graphic-properties draw:stroke="solid" svg:stroke-width="0.026cm" svg:stroke-color="#000000" draw:marker-end="msArrowEnd_20_5" draw:marker-end-width="0.37cm" draw:marker-end-center="false" draw:fill="none" draw:fill-color="#ffffff" draw:textarea-horizontal-align="center" draw:textarea-vertical-align="middle" fo:padding-top="0.012cm" fo:padding-bottom="0.012cm" fo:padding-left="0.012cm" fo:padding-right="0.012cm" draw:shadow="hidden" style:run-through="foreground"/>
    </style:style>
    <style:style style:name="gr8" style:family="graphic">
      <style:graphic-properties draw:stroke="solid" svg:stroke-width="0.026cm" svg:stroke-color="#000000" draw:fill="solid" draw:fill-color="#ff0000" draw:opacity="20%" draw:auto-grow-height="false" draw:auto-grow-width="false" fo:padding-top="0.127cm" fo:padding-bottom="0.127cm" fo:padding-left="0.254cm" fo:padding-right="0.254cm" draw:shadow="hidden" style:run-through="foreground"/>
    </style:style>
    <style:style style:name="gr9" style:family="graphic">
      <style:graphic-properties draw:stroke="solid" svg:stroke-width="0.026cm" svg:stroke-color="#000000" draw:marker-start="msArrowEnd_20_5" draw:marker-start-width="0.37cm" draw:marker-start-center="false" draw:marker-end="msArrowEnd_20_5" draw:marker-end-width="0.37cm" draw:marker-end-center="false" draw:fill="none" draw:fill-color="#ffffff" draw:textarea-horizontal-align="center" draw:textarea-vertical-align="middle" fo:padding-top="0.012cm" fo:padding-bottom="0.012cm" fo:padding-left="0.012cm" fo:padding-right="0.012cm" draw:shadow="hidden" style:run-through="foreground"/>
    </style:style>
    <style:style style:name="gr10" style:family="graphic">
      <style:graphic-properties draw:stroke="none" draw:fill="none" draw:fill-color="#ffffff" draw:auto-grow-height="false" draw:auto-grow-width="false" fo:padding-top="0.127cm" fo:padding-bottom="0.127cm" fo:padding-left="0.254cm" fo:padding-right="0.254cm" draw:shadow="hidden" style:run-through="foreground"/>
    </style:style>
    <style:style style:name="gr11" style:family="graphic">
      <style:graphic-properties draw:stroke="solid" svg:stroke-width="0.106cm" svg:stroke-color="#000000" draw:marker-start="msArrowEnd_20_5" draw:marker-start-width="0.37cm" draw:marker-start-center="false" draw:marker-end="msArrowEnd_20_5" draw:marker-end-width="0.37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 Note - Interface EEPROM</text:p>
      <text:p text:style-name="Standard"/>
      <text:list text:style-name="Numbering_20_1">
        <text:list-item>
          <text:h text:style-name="P2" text:outline-level="1">Introdução</text:h>
        </text:list-item>
      </text:list>
      <text:p text:style-name="Standard"/>
      <text:p text:style-name="P3"><text:tab/>O módulo de interface com a E2PROM é constituído por um buffer de leitura/escrita, ao qual o processador tem acesso, e um controlador de barramento I2C, que realiza leituras periódicas da EP2PROM e converte as escritas no buffer em operações I2C.</text:p>
      <text:p text:style-name="P3"/>
      <text:p text:style-name="P3"><text:tab/>A verificação de escrita é feita automaticamente pelo FPGA, que ativa uma indicação de falha caso o valor lido não seja igual ao escrito.</text:p>
      <text:p text:style-name="P4"><text:tab/></text:p>
      <text:p text:style-name="P4"><text:tab/>O diagrama de blocos está representado na <text:sequence-ref text:reference-format="category-and-value" text:ref-name="refIllustration0">Illustration 1</text:sequence-ref>.</text:p>
      <text:p text:style-name="P5"/>
      <text:list text:style-name="Numbering_20_1" text:continue-numbering="true">
        <text:list-item>
          <text:h text:style-name="P2" text:outline-level="1">Inicialização</text:h>
        </text:list-item>
      </text:list>
      <text:p text:style-name="Text_20_body"/>
      <text:p text:style-name="P6"><text:tab/>Imediatamente após a programação do FPGA, o módulo E2PROM realiza um processo de inicialização, no qual a E2PROM é lida completamente e seu conteúdo é armazenado no buffer. Somente após essa inicialização é que se permite ao processador realizar acessos de leitura e escrita na E2PROM. O status da inicialização pode ser lido no registrador E2P_STATUS.</text:p>
      <text:p text:style-name="Text_20_body"/>
      <text:list text:style-name="Numbering_20_1" text:continue-numbering="true">
        <text:list-item>
          <text:h text:style-name="P2" text:outline-level="1">Funcionamento</text:h>
        </text:list-item>
      </text:list>
      <text:p text:style-name="Standard"/>
      <text:p text:style-name="P7">O acesso à E2PROM, sob o ponto de vista do processador, pode ser considerado como um acesso ao buffer de leitura/escrita. Uma escrita no buffer é automaticamente convertida pelo FPGA em uma operação I2C.</text:p>
      <text:p text:style-name="P7"/>
      <text:p text:style-name="P7">Após o processo de inicialização, o controlador I2C faz a leitura periódica da E2PROM e compara o valor lido com o conteúdo do buffer. Se o conteúdo do buffer for diferente do valor lido, então a E2PROM é atualizada.</text:p>
      <text:p text:style-name="P7"/>
      <text:p text:style-name="P7">Se o processador escrever um dado no buffer e tentar lê-lo em seguida, o valor lido será igual ao escrito, mas não há garantia de que a E2PROM já foi atualizada com o valor do buffer. Para os casos onde é necessária essa garantia, deve-se observar o bit BUFFER_VALID do registrador E2P_STATUS.</text:p>
      <text:p text:style-name="P8"/>
      <text:p text:style-name="P7">Após cada escrita na E2PROM, o FPGA realiza automaticamente uma leitura de verificação. Se a verificação falhar, uma nova tentativa de escrita é realizada. Após 5 tentativas de escritas frustradas consecutivas, é ativada a indicação de falha na E2PROM (E2P_FAIL), acessível através do registrador E2P_STATUS.</text:p>
      <text:p text:style-name="P9"/>
      <text:list text:style-name="Numbering_20_1" text:continue-numbering="true">
        <text:list-item>
          <text:h text:style-name="P2" text:outline-level="1">Diagrama de Blocos</text:h>
        </text:list-item>
      </text:list>
      <text:p text:style-name="Standard"><draw:frame draw:style-name="fr1" draw:name="Frame2" text:anchor-type="paragraph" svg:x="3.043cm" svg:y="0.457cm" svg:width="10.917cm" draw:z-index="0"><draw:text-box fo:min-height="10.347cm"><text:p text:style-name="P10"><draw:g text:anchor-type="paragraph" draw:z-index="1" draw:style-name="gr1"><draw:rect draw:style-name="gr2" draw:text-style-name="P11" svg:width="10.916cm" svg:height="9.792cm" svg:x="0cm" svg:y="0cm"><text:p/></draw:rect><draw:rect draw:style-name="gr3" draw:text-style-name="P12" svg:width="9.632cm" svg:height="8.347cm" svg:x="0.642cm" svg:y="0.642cm"><text:p/></draw:rect><draw:frame draw:style-name="gr4" draw:text-style-name="P13" svg:width="3.372cm" svg:height="0.966cm" svg:x="3.852cm" svg:y="7.544cm"><draw:text-box><text:p text:style-name="P13"><text:span text:style-name="T1">INTERFACE</text:span></text:p><text:p text:style-name="P13"><text:span text:style-name="T1">I2C</text:span></text:p></draw:text-box></draw:frame><draw:frame draw:style-name="gr5" draw:text-style-name="P13" svg:width="4.335cm" svg:height="1.602cm" svg:x="3.21cm" svg:y="3.052cm"><draw:text-box><text:p text:style-name="P13"><text:span text:style-name="T1"/></text:p><text:p text:style-name="P13"><text:span text:style-name="T1">BUFFER</text:span></text:p><text:p text:style-name="P13"><text:span text:style-name="T1"><text:s/></text:span><text:span text:style-name="T1">(256 BYTES)</text:span></text:p></draw:text-box></draw:frame><draw:frame draw:style-name="gr6" draw:text-style-name="P13" svg:width="8.87cm" svg:height="0.985cm" svg:x="0.923cm" svg:y="1.102cm"><draw:text-box><text:p text:style-name="P13"><text:span text:style-name="T1">INTERFACE</text:span></text:p><text:p text:style-name="P13"><text:span text:style-name="T1">PROCESSADOR</text:span></text:p></draw:text-box></draw:frame><draw:line draw:style-name="gr7" draw:text-style-name="P11" svg:x1="3.692cm" svg:y1="2.087cm" svg:x2="3.694cm" svg:y2="3.052cm"><text:p/></draw:line><draw:frame draw:style-name="gr8" draw:text-style-name="P13" svg:width="5.458cm" svg:height="0.962cm" svg:x="2.729cm" svg:y="5.62cm"><draw:text-box><text:p text:style-name="P13"><text:span text:style-name="T1">LÓGICA DE</text:span></text:p><text:p text:style-name="P13"><text:span text:style-name="T1">CONTROLE</text:span></text:p></draw:text-box></draw:frame><draw:line draw:style-name="gr7" draw:text-style-name="P11" svg:x1="7.063cm" svg:y1="3.05cm" svg:x2="7.065cm" svg:y2="2.085cm"><text:p/></draw:line><draw:line draw:style-name="gr7" draw:text-style-name="P11" svg:x1="4.173cm" svg:y1="6.581cm" svg:x2="4.175cm" svg:y2="7.544cm"><text:p/></draw:line><draw:line draw:style-name="gr7" draw:text-style-name="P11" svg:x1="6.742cm" svg:y1="7.544cm" svg:x2="6.744cm" svg:y2="6.581cm"><text:p/></draw:line><draw:line draw:style-name="gr9" draw:text-style-name="P11" svg:x1="5.618cm" svg:y1="6.581cm" svg:x2="5.62cm" svg:y2="7.528cm"><text:p/></draw:line><draw:line draw:style-name="gr9" draw:text-style-name="P11" svg:x1="5.297cm" svg:y1="8.509cm" svg:x2="5.299cm" svg:y2="9.791cm"><text:p/></draw:line><draw:line draw:style-name="gr7" draw:text-style-name="P11" svg:x1="6.1cm" svg:y1="8.509cm" svg:x2="6.098cm" svg:y2="9.791cm"><text:p/></draw:line><draw:frame draw:style-name="gr10" draw:text-style-name="P14" svg:width="1.285cm" svg:height="0.641cm" svg:x="4.334cm" svg:y="8.989cm"><draw:text-box><text:p text:style-name="P14"><text:span text:style-name="T1">SDA</text:span></text:p></draw:text-box></draw:frame><draw:frame draw:style-name="gr10" draw:text-style-name="P14" svg:width="1.124cm" svg:height="0.641cm" svg:x="5.939cm" svg:y="8.989cm"><draw:text-box><text:p text:style-name="P14"><text:span text:style-name="T1">SCL</text:span></text:p></draw:text-box></draw:frame><draw:line draw:style-name="gr11" draw:text-style-name="P11" svg:x1="5.457cm" svg:y1="1.111cm" svg:x2="5.459cm" svg:y2="0cm"><text:p/></draw:line><draw:line draw:style-name="gr9" draw:text-style-name="P11" svg:x1="5.457cm" svg:y1="5.614cm" svg:x2="5.459cm" svg:y2="4.653cm"><text:p/></draw:line></draw:g>Illustration <text:sequence text:ref-name="refIllustration0" text:name="Illustration" text:formula="ooow:Illustration+1" style:num-format="1">1</text:sequence>: Diagrama de blocos do e2p_interface</text:p></draw:text-box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31" draw:display-name="Hatch 31" draw:style="single" draw:color="#000000" draw:distance="0.011cm" draw:rotation="0"/>
    <draw:fill-image draw:name="Bitmape_20_5" draw:display-name="Bitmape 5" xlink:href="Pictures/10000000000000400000004077CDC8F9.png" xlink:type="simple" xlink:show="embed" xlink:actuate="onLoad"/>
    <draw:marker draw:name="msArrowEnd_20_5" draw:display-name="msArrowEnd 5" svg:viewBox="0 0 210 210" svg:d="m105 0 105 210h-210z"/>
    <draw:stroke-dash draw:name="Dash_20_28" draw:display-name="Dash 28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list-style-name="Numbering_20_1" style:class="text" style:default-outline-level="1">
      <style:paragraph-properties text:number-lines="true" text:line-number="1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list-style-name="Numbering_20_1" style:class="text" style:default-outline-level="2">
      <style:paragraph-properties fo:background-color="transparent" style:shadow="none" text:number-lines="true" text:line-number="0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58</meta:generator>
    <meta:initial-creator>Marcos Trombetta</meta:initial-creator>
    <meta:creation-date>2007-03-01T08:39:12</meta:creation-date>
    <dc:creator>Marcos Trombetta</dc:creator>
    <dc:date>2007-03-01T14:17:09</dc:date>
    <dc:language>pt-BR</dc:language>
    <meta:editing-cycles>6</meta:editing-cycles>
    <meta:editing-duration>PT11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5" meta:word-count="324" meta:character-count="1944"/>
  </office:meta>
</office:document-meta>
</file>